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5in" fo:break-before="page" table:align="margins" style:may-break-between-rows="true" table:border-model="collapsing"/>
    </style:style>
    <style:style style:name="Table1.A" style:family="table-column">
      <style:table-column-properties style:column-width="6.6222in" style:rel-column-width="62669*"/>
    </style:style>
    <style:style style:name="Table1.B" style:family="table-column">
      <style:table-column-properties style:column-width="0.3028in" style:rel-column-width="2866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in" fo:border-left="none" fo:border-right="none" fo:border-top="0.75pt solid #000000" fo:border-bottom="0.7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1.B3" style:family="table-cell" style:data-style-name="N0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2" style:family="table">
      <style:table-properties style:width="6.9229in" table:align="left"/>
    </style:style>
    <style:style style:name="Table2.A" style:family="table-column">
      <style:table-column-properties style:column-width="1.3785in"/>
    </style:style>
    <style:style style:name="Table2.B" style:family="table-column">
      <style:table-column-properties style:column-width="4.5347in"/>
    </style:style>
    <style:style style:name="Table2.C" style:family="table-column">
      <style:table-column-properties style:column-width="1.0097in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C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C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Footer">
      <style:paragraph-properties fo:text-align="end" style:justify-single-word="false"/>
      <style:text-properties fo:language="it" fo:country="IT"/>
    </style:style>
    <style:style style:name="P2" style:family="paragraph" style:parent-style-name="Standard">
      <style:text-properties style:font-name="Liberation Serif1" fo:language="it" fo:country="IT" officeooo:rsid="000c614e" officeooo:paragraph-rsid="001f6379"/>
    </style:style>
    <style:style style:name="P3" style:family="paragraph" style:parent-style-name="Standard">
      <style:text-properties style:font-name="Liberation Serif1" fo:language="it" fo:country="IT" officeooo:rsid="004a4f60" officeooo:paragraph-rsid="004a4f60"/>
    </style:style>
    <style:style style:name="P4" style:family="paragraph" style:parent-style-name="Standard">
      <style:text-properties style:font-name="Liberation Serif1" fo:language="it" fo:country="IT" officeooo:rsid="004c3ad7" officeooo:paragraph-rsid="004c3ad7"/>
    </style:style>
    <style:style style:name="P5" style:family="paragraph" style:parent-style-name="Standard">
      <style:text-properties style:font-name="Liberation Serif1" fo:language="it" fo:country="IT" officeooo:rsid="004efb5e" officeooo:paragraph-rsid="004efb5e"/>
    </style:style>
    <style:style style:name="P6" style:family="paragraph" style:parent-style-name="Standard">
      <style:text-properties style:font-name="Liberation Serif1" fo:language="it" fo:country="IT" officeooo:rsid="0002b589" officeooo:paragraph-rsid="0002b589"/>
    </style:style>
    <style:style style:name="P7" style:family="paragraph" style:parent-style-name="Standard">
      <style:text-properties style:font-name="Liberation Serif1" fo:language="it" fo:country="IT" officeooo:rsid="0002b589" officeooo:paragraph-rsid="0050fc51"/>
    </style:style>
    <style:style style:name="P8" style:family="paragraph" style:parent-style-name="Standard">
      <style:text-properties style:font-name="Liberation Serif1" fo:language="it" fo:country="IT" officeooo:rsid="0050fc51" officeooo:paragraph-rsid="0050fc51"/>
    </style:style>
    <style:style style:name="P9" style:family="paragraph" style:parent-style-name="Standard">
      <style:text-properties style:font-name="Liberation Serif1" fo:language="it" fo:country="IT" officeooo:rsid="002a87ca" officeooo:paragraph-rsid="0044e774"/>
    </style:style>
    <style:style style:name="P10" style:family="paragraph" style:parent-style-name="Standard">
      <style:text-properties style:font-name="Liberation Serif1" fo:language="it" fo:country="IT" officeooo:rsid="0053a172" officeooo:paragraph-rsid="0053a172"/>
    </style:style>
    <style:style style:name="P11" style:family="paragraph" style:parent-style-name="Standard">
      <style:text-properties style:font-name="Liberation Serif1" fo:language="it" fo:country="IT" officeooo:rsid="0053a172" officeooo:paragraph-rsid="009e326c"/>
    </style:style>
    <style:style style:name="P12" style:family="paragraph" style:parent-style-name="Standard">
      <style:text-properties style:font-name="Liberation Serif1" fo:language="it" fo:country="IT" officeooo:rsid="00565ae8" officeooo:paragraph-rsid="00565ae8"/>
    </style:style>
    <style:style style:name="P13" style:family="paragraph" style:parent-style-name="Standard">
      <style:text-properties style:font-name="Liberation Serif1" fo:language="it" fo:country="IT" officeooo:rsid="00565ae8" officeooo:paragraph-rsid="009e326c"/>
    </style:style>
    <style:style style:name="P14" style:family="paragraph" style:parent-style-name="Standard">
      <style:text-properties style:font-name="Liberation Serif1" fo:language="it" fo:country="IT" officeooo:rsid="0057e0fc" officeooo:paragraph-rsid="0057e0fc"/>
    </style:style>
    <style:style style:name="P15" style:family="paragraph" style:parent-style-name="Standard">
      <style:text-properties style:font-name="Liberation Serif1" fo:language="it" fo:country="IT" officeooo:rsid="005f51c8" officeooo:paragraph-rsid="0061ff0c"/>
    </style:style>
    <style:style style:name="P16" style:family="paragraph" style:parent-style-name="Standard">
      <style:text-properties style:font-name="Liberation Serif1" fo:language="it" fo:country="IT" officeooo:rsid="00669f79" officeooo:paragraph-rsid="00669f79"/>
    </style:style>
    <style:style style:name="P17" style:family="paragraph" style:parent-style-name="Standard">
      <style:text-properties style:font-name="Liberation Serif1" fo:language="it" fo:country="IT" officeooo:rsid="0072e5a2" officeooo:paragraph-rsid="0072e5a2"/>
    </style:style>
    <style:style style:name="P18" style:family="paragraph" style:parent-style-name="Standard">
      <style:text-properties style:font-name="Liberation Serif1" fo:language="it" fo:country="IT" officeooo:rsid="004989f1" officeooo:paragraph-rsid="004989f1"/>
    </style:style>
    <style:style style:name="P19" style:family="paragraph" style:parent-style-name="Standard">
      <style:paragraph-properties fo:text-align="center" style:justify-single-word="false"/>
      <style:text-properties style:font-name="Liberation Serif1" fo:font-size="12pt" fo:language="it" fo:country="IT" fo:font-weight="bold" officeooo:rsid="001d6d55" officeooo:paragraph-rsid="001d6d55" style:font-size-asian="10.5pt" style:font-weight-asian="bold" style:font-size-complex="12pt" style:font-weight-complex="bold"/>
    </style:style>
    <style:style style:name="P20" style:family="paragraph" style:parent-style-name="Standard">
      <style:paragraph-properties fo:text-align="end" style:justify-single-word="false"/>
      <style:text-properties style:font-name="Liberation Serif1" fo:font-size="12pt" fo:language="it" fo:country="IT" fo:font-style="normal" fo:font-weight="normal" officeooo:rsid="001d6d55" officeooo:paragraph-rsid="001e7a5f" style:font-size-asian="10.5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style:paragraph-properties fo:text-align="center" style:justify-single-word="false"/>
      <style:text-properties style:font-name="Liberation Serif1" fo:font-size="28pt" fo:language="it" fo:country="IT" fo:font-weight="bold" officeooo:rsid="001d6d55" officeooo:paragraph-rsid="001d6d55" style:font-size-asian="28pt" style:font-weight-asian="bold" style:font-size-complex="28pt" style:font-weight-complex="bold"/>
    </style:style>
    <style:style style:name="P22" style:family="paragraph" style:parent-style-name="Standard">
      <style:paragraph-properties fo:text-align="center" style:justify-single-word="false"/>
      <style:text-properties style:font-name="Liberation Serif1" fo:font-size="16pt" fo:language="it" fo:country="IT" fo:font-style="italic" fo:font-weight="bold" officeooo:rsid="001d6d55" officeooo:paragraph-rsid="001d6d55" style:font-size-asian="16pt" style:font-style-asian="italic" style:font-weight-asian="bold" style:font-size-complex="16pt" style:font-style-complex="italic" style:font-weight-complex="bold"/>
    </style:style>
    <style:style style:name="P23" style:family="paragraph" style:parent-style-name="Standard">
      <style:paragraph-properties fo:text-align="center" style:justify-single-word="false"/>
      <style:text-properties style:font-name="Liberation Serif1" fo:font-size="24pt" fo:language="it" fo:country="IT" fo:font-weight="bold" officeooo:rsid="001d6d55" officeooo:paragraph-rsid="001d6d55" style:font-size-asian="24pt" style:font-weight-asian="bold" style:font-size-complex="24pt" style:font-weight-complex="bold"/>
    </style:style>
    <style:style style:name="P24" style:family="paragraph" style:parent-style-name="Standard">
      <style:paragraph-properties fo:text-align="center" style:justify-single-word="false" fo:break-before="page"/>
      <style:text-properties style:font-name="Liberation Serif1" fo:font-size="20pt" fo:language="it" fo:country="IT" fo:font-weight="bold" officeooo:rsid="0013f910" officeooo:paragraph-rsid="0013f910" style:font-size-asian="20pt" style:font-weight-asian="bold" style:font-size-complex="20pt" style:font-weight-complex="bold"/>
    </style:style>
    <style:style style:name="P25" style:family="paragraph" style:parent-style-name="Table_20_Contents">
      <style:text-properties style:font-name="Liberation Serif1"/>
    </style:style>
    <style:style style:name="P26" style:family="paragraph" style:parent-style-name="Table_20_Contents">
      <style:text-properties style:font-name="Liberation Serif1" fo:font-style="normal" fo:font-weight="bold" officeooo:rsid="00a3bfb1" officeooo:paragraph-rsid="00a3bfb1" style:font-style-asian="normal" style:font-weight-asian="bold" style:font-style-complex="normal" style:font-weight-complex="bold"/>
    </style:style>
    <style:style style:name="P27" style:family="paragraph" style:parent-style-name="Table_20_Contents">
      <style:text-properties style:font-name="Liberation Serif1" officeooo:rsid="00a64ded" officeooo:paragraph-rsid="00a64ded"/>
    </style:style>
    <style:style style:name="P28" style:family="paragraph" style:parent-style-name="Table_20_Contents">
      <style:text-properties style:font-name="Liberation Serif1" officeooo:rsid="00a70a1f" officeooo:paragraph-rsid="00a70a1f"/>
    </style:style>
    <style:style style:name="P29" style:family="paragraph" style:parent-style-name="Table_20_Contents">
      <style:text-properties style:font-name="Liberation Serif1" officeooo:rsid="00a7ef44" officeooo:paragraph-rsid="00a7ef44"/>
    </style:style>
    <style:style style:name="P30" style:family="paragraph" style:parent-style-name="Table_20_Contents">
      <style:text-properties style:font-name="Liberation Serif1" officeooo:rsid="00a93856" officeooo:paragraph-rsid="00a93856"/>
    </style:style>
    <style:style style:name="P31" style:family="paragraph" style:parent-style-name="Table_20_Contents">
      <style:text-properties style:font-name="Liberation Serif1" officeooo:rsid="00a97010" officeooo:paragraph-rsid="00a97010"/>
    </style:style>
    <style:style style:name="P32" style:family="paragraph" style:parent-style-name="Table_20_Contents">
      <style:text-properties style:font-name="Liberation Serif1" officeooo:rsid="00aaae52" officeooo:paragraph-rsid="00aaae52"/>
    </style:style>
    <style:style style:name="P33" style:family="paragraph" style:parent-style-name="Table_20_Contents">
      <style:text-properties style:font-name="Liberation Serif1" officeooo:rsid="00aacfdb" officeooo:paragraph-rsid="00aacfdb"/>
    </style:style>
    <style:style style:name="P34" style:family="paragraph" style:parent-style-name="Table_20_Contents">
      <style:text-properties style:font-name="Liberation Serif1" officeooo:rsid="00accd00" officeooo:paragraph-rsid="00accd00"/>
    </style:style>
    <style:style style:name="P35" style:family="paragraph" style:parent-style-name="Table_20_Contents">
      <style:text-properties style:font-name="Liberation Serif1" officeooo:rsid="00b31a31" officeooo:paragraph-rsid="00b31a31"/>
    </style:style>
    <style:style style:name="P36" style:family="paragraph" style:parent-style-name="Table_20_Contents">
      <style:text-properties style:font-name="Liberation Serif1" officeooo:rsid="00b69a00" officeooo:paragraph-rsid="00b69a00"/>
    </style:style>
    <style:style style:name="P37" style:family="paragraph" style:parent-style-name="Table_20_Contents">
      <style:text-properties style:font-name="Liberation Serif1" officeooo:rsid="00b8823f" officeooo:paragraph-rsid="00b8823f"/>
    </style:style>
    <style:style style:name="P38" style:family="paragraph" style:parent-style-name="Table_20_Contents">
      <style:text-properties style:font-name="Liberation Serif1" officeooo:rsid="00b9d9f9" officeooo:paragraph-rsid="00b9d9f9"/>
    </style:style>
    <style:style style:name="P39" style:family="paragraph" style:parent-style-name="Table_20_Contents">
      <style:text-properties style:font-name="Liberation Serif1" officeooo:rsid="00bbdb91" officeooo:paragraph-rsid="00bbdb91"/>
    </style:style>
    <style:style style:name="P40" style:family="paragraph" style:parent-style-name="Table_20_Contents">
      <style:text-properties style:font-name="Liberation Serif1" officeooo:rsid="00bc8acd" officeooo:paragraph-rsid="00bc8acd"/>
    </style:style>
    <style:style style:name="P41" style:family="paragraph" style:parent-style-name="Standard">
      <style:paragraph-properties fo:text-align="end" style:justify-single-word="false"/>
      <style:text-properties fo:color="#000000" loext:opacity="100%" style:font-name="Liberation Serif1" fo:font-size="12pt" fo:language="it" fo:country="IT" fo:font-style="normal" style:text-underline-style="none" fo:font-weight="normal" officeooo:rsid="001d6d55" officeooo:paragraph-rsid="001d6d55" style:font-size-asian="10.5pt" style:font-style-asian="normal" style:font-weight-asian="normal" style:font-size-complex="12pt" style:font-style-complex="normal" style:font-weight-complex="normal"/>
    </style:style>
    <style:style style:name="P4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bold" officeooo:rsid="0022b27a" officeooo:paragraph-rsid="0022b27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0252068" officeooo:paragraph-rsid="0025206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0242b3c" officeooo:paragraph-rsid="00242b3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02339ce" officeooo:paragraph-rsid="002339c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022b27a" officeooo:paragraph-rsid="0022b27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026d644" officeooo:paragraph-rsid="0026d64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09c840d" officeooo:paragraph-rsid="009c840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9" style:family="paragraph" style:parent-style-name="Standard">
      <style:paragraph-properties fo:text-align="start" style:justify-single-word="false"/>
      <style:text-properties style:font-name="Liberation Serif1" fo:font-size="16pt" fo:language="it" fo:country="IT" fo:font-weight="bold" officeooo:rsid="0013f910" officeooo:paragraph-rsid="0005b1bd" style:font-size-asian="16pt" style:font-weight-asian="bold" style:font-size-complex="16pt" style:font-weight-complex="bold"/>
    </style:style>
    <style:style style:name="P50" style:family="paragraph" style:parent-style-name="Standard">
      <style:paragraph-properties fo:text-align="start" style:justify-single-word="false" fo:break-before="page"/>
      <style:text-properties style:font-name="Liberation Serif1" fo:font-size="16pt" fo:language="it" fo:country="IT" fo:font-weight="bold" officeooo:rsid="009e326c" officeooo:paragraph-rsid="009e326c" style:font-size-asian="16pt" style:font-weight-asian="bold" style:font-size-complex="16pt" style:font-weight-complex="bold"/>
    </style:style>
    <style:style style:name="P51" style:family="paragraph" style:parent-style-name="Standard">
      <style:text-properties style:font-name="Liberation Serif1" fo:language="it" fo:country="IT" officeooo:rsid="00c914da" officeooo:paragraph-rsid="00c914da"/>
    </style:style>
    <style:style style:name="P52" style:family="paragraph" style:parent-style-name="Standard">
      <style:text-properties style:font-name="Liberation Serif1" fo:language="it" fo:country="IT" officeooo:rsid="00caeda9" officeooo:paragraph-rsid="00caeda9"/>
    </style:style>
    <style:style style:name="P53" style:family="paragraph" style:parent-style-name="Standard">
      <style:text-properties style:font-name="Liberation Serif1" fo:language="it" fo:country="IT" officeooo:rsid="00cb5566" officeooo:paragraph-rsid="00cb5566"/>
    </style:style>
    <style:style style:name="P54" style:family="paragraph" style:parent-style-name="Standard">
      <style:text-properties style:font-name="Liberation Serif1" fo:language="it" fo:country="IT" officeooo:rsid="00cc8e01" officeooo:paragraph-rsid="00cc8e01"/>
    </style:style>
    <style:style style:name="P55" style:family="paragraph" style:parent-style-name="Standard">
      <style:text-properties style:font-name="Liberation Serif1" fo:language="it" fo:country="IT" officeooo:rsid="00cf34ab" officeooo:paragraph-rsid="00cf34ab"/>
    </style:style>
    <style:style style:name="P56" style:family="paragraph" style:parent-style-name="Standard">
      <style:text-properties style:font-name="Liberation Serif1" fo:language="it" fo:country="IT" officeooo:rsid="00d431e0" officeooo:paragraph-rsid="00d431e0"/>
    </style:style>
    <style:style style:name="P57" style:family="paragraph" style:parent-style-name="Standard">
      <style:text-properties style:font-name="Liberation Serif1" fo:language="it" fo:country="IT" officeooo:rsid="00565ae8" officeooo:paragraph-rsid="009e326c"/>
    </style:style>
    <style:style style:name="P58" style:family="paragraph" style:parent-style-name="Standard">
      <style:text-properties style:font-name="Liberation Serif1" fo:language="it" fo:country="IT" fo:font-style="italic" style:text-underline-style="none" fo:font-weight="bold" officeooo:rsid="00c0347f" officeooo:paragraph-rsid="00c0347f" style:font-style-asian="italic" style:font-weight-asian="bold" style:font-style-complex="italic" style:font-weight-complex="bold"/>
    </style:style>
    <style:style style:name="P59" style:family="paragraph" style:parent-style-name="Standard">
      <style:text-properties style:font-name="Liberation Serif1" fo:language="it" fo:country="IT" style:text-underline-style="none" fo:font-weight="bold" officeooo:rsid="00c0347f" officeooo:paragraph-rsid="00dd6355" style:font-weight-asian="bold" style:font-weight-complex="bold"/>
    </style:style>
    <style:style style:name="P60" style:family="paragraph" style:parent-style-name="Standard">
      <style:text-properties style:font-name="Liberation Serif1" fo:language="it" fo:country="IT" style:text-underline-style="none" fo:font-weight="bold" officeooo:rsid="00c0347f" officeooo:paragraph-rsid="00c62852" style:font-weight-asian="bold" style:font-weight-complex="bold"/>
    </style:style>
    <style:style style:name="P61" style:family="paragraph" style:parent-style-name="Standard">
      <style:paragraph-properties fo:text-align="center" style:justify-single-word="false" fo:break-before="page"/>
      <style:text-properties style:font-name="Liberation Serif1" fo:font-size="20pt" fo:language="it" fo:country="IT" fo:font-weight="bold" officeooo:rsid="010d3ef4" officeooo:paragraph-rsid="010d3ef4" style:font-size-asian="20pt" style:font-weight-asian="bold" style:font-size-complex="20pt" style:font-weight-complex="bold"/>
    </style:style>
    <style:style style:name="P62" style:family="paragraph" style:parent-style-name="Table_20_Contents">
      <style:text-properties style:font-name="Liberation Serif1" officeooo:rsid="00d55178" officeooo:paragraph-rsid="00d55178"/>
    </style:style>
    <style:style style:name="T1" style:family="text">
      <style:text-properties fo:color="#000000" loext:opacity="100%" style:text-underline-style="none"/>
    </style:style>
    <style:style style:name="T2" style:family="text">
      <style:text-properties fo:color="#000000" loext:opacity="100%" style:text-underline-style="none" officeooo:rsid="001e7a5f"/>
    </style:style>
    <style:style style:name="T3" style:family="text">
      <style:text-properties officeooo:rsid="00523db4"/>
    </style:style>
    <style:style style:name="T4" style:family="text">
      <style:text-properties officeooo:rsid="005779fd"/>
    </style:style>
    <style:style style:name="T5" style:family="text">
      <style:text-properties officeooo:rsid="0057e0fc"/>
    </style:style>
    <style:style style:name="T6" style:family="text">
      <style:text-properties officeooo:rsid="005a0240"/>
    </style:style>
    <style:style style:name="T7" style:family="text">
      <style:text-properties officeooo:rsid="005badf8"/>
    </style:style>
    <style:style style:name="T8" style:family="text">
      <style:text-properties officeooo:rsid="005c35e2"/>
    </style:style>
    <style:style style:name="T9" style:family="text">
      <style:text-properties officeooo:rsid="005d0eb8"/>
    </style:style>
    <style:style style:name="T10" style:family="text">
      <style:text-properties officeooo:rsid="006095a2"/>
    </style:style>
    <style:style style:name="T11" style:family="text">
      <style:text-properties officeooo:rsid="00618325"/>
    </style:style>
    <style:style style:name="T12" style:family="text">
      <style:text-properties officeooo:rsid="0061ff0c"/>
    </style:style>
    <style:style style:name="T13" style:family="text">
      <style:text-properties officeooo:rsid="00638491"/>
    </style:style>
    <style:style style:name="T14" style:family="text">
      <style:text-properties officeooo:rsid="0065c3bc"/>
    </style:style>
    <style:style style:name="T15" style:family="text">
      <style:text-properties officeooo:rsid="0067b5a5"/>
    </style:style>
    <style:style style:name="T16" style:family="text">
      <style:text-properties officeooo:rsid="006ab31e"/>
    </style:style>
    <style:style style:name="T17" style:family="text">
      <style:text-properties officeooo:rsid="006b7d9d"/>
    </style:style>
    <style:style style:name="T18" style:family="text">
      <style:text-properties officeooo:rsid="0071791e"/>
    </style:style>
    <style:style style:name="T19" style:family="text">
      <style:text-properties officeooo:rsid="00734ce0"/>
    </style:style>
    <style:style style:name="T20" style:family="text">
      <style:text-properties officeooo:rsid="0074495d"/>
    </style:style>
    <style:style style:name="T21" style:family="text">
      <style:text-properties officeooo:rsid="0075fee9"/>
    </style:style>
    <style:style style:name="T22" style:family="text">
      <style:text-properties officeooo:rsid="0077eaad"/>
    </style:style>
    <style:style style:name="T23" style:family="text">
      <style:text-properties officeooo:rsid="0078449e"/>
    </style:style>
    <style:style style:name="T24" style:family="text">
      <style:text-properties officeooo:rsid="007bb2f9"/>
    </style:style>
    <style:style style:name="T25" style:family="text">
      <style:text-properties officeooo:rsid="0081ac68"/>
    </style:style>
    <style:style style:name="T26" style:family="text">
      <style:text-properties officeooo:rsid="008b8fcc"/>
    </style:style>
    <style:style style:name="T27" style:family="text">
      <style:text-properties officeooo:rsid="008cebc0"/>
    </style:style>
    <style:style style:name="T28" style:family="text">
      <style:text-properties officeooo:rsid="008edac5"/>
    </style:style>
    <style:style style:name="T29" style:family="text">
      <style:text-properties officeooo:rsid="0091fe20"/>
    </style:style>
    <style:style style:name="T30" style:family="text">
      <style:text-properties officeooo:rsid="0094a3e4"/>
    </style:style>
    <style:style style:name="T31" style:family="text">
      <style:text-properties officeooo:rsid="009581ea"/>
    </style:style>
    <style:style style:name="T32" style:family="text">
      <style:text-properties officeooo:rsid="009a8a1d"/>
    </style:style>
    <style:style style:name="T33" style:family="text">
      <style:text-properties officeooo:rsid="00a77f26"/>
    </style:style>
    <style:style style:name="T34" style:family="text">
      <style:text-properties officeooo:rsid="00b08cb9"/>
    </style:style>
    <style:style style:name="T35" style:family="text">
      <style:text-properties officeooo:rsid="00b419e0"/>
    </style:style>
    <style:style style:name="T36" style:family="text">
      <style:text-properties officeooo:rsid="00b5e809"/>
    </style:style>
    <style:style style:name="T37" style:family="text">
      <style:text-properties officeooo:rsid="00b642d6"/>
    </style:style>
    <style:style style:name="T38" style:family="text">
      <style:text-properties officeooo:rsid="00c20616"/>
    </style:style>
    <style:style style:name="T39" style:family="text">
      <style:text-properties officeooo:rsid="00c2c884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weight="bold" officeooo:rsid="00ccf621" style:font-weight-asian="bold" style:font-weight-complex="bold"/>
    </style:style>
    <style:style style:name="T42" style:family="text">
      <style:text-properties fo:font-weight="normal" style:font-weight-asian="normal" style:font-weight-complex="normal"/>
    </style:style>
    <style:style style:name="T43" style:family="text">
      <style:text-properties fo:font-weight="normal" officeooo:rsid="00cc3c08" style:font-weight-asian="normal" style:font-weight-complex="normal"/>
    </style:style>
    <style:style style:name="T44" style:family="text">
      <style:text-properties fo:font-weight="normal" officeooo:rsid="00ccf621" style:font-weight-asian="normal" style:font-weight-complex="normal"/>
    </style:style>
    <style:style style:name="T45" style:family="text">
      <style:text-properties fo:font-weight="normal" officeooo:rsid="00cd5d2a" style:font-weight-asian="normal" style:font-weight-complex="normal"/>
    </style:style>
    <style:style style:name="T46" style:family="text">
      <style:text-properties fo:font-weight="normal" officeooo:rsid="00d4bfd6" style:font-weight-asian="normal" style:font-weight-complex="normal"/>
    </style:style>
    <style:style style:name="T47" style:family="text">
      <style:text-properties fo:font-weight="normal" officeooo:rsid="00d90d8f" style:font-weight-asian="normal" style:font-weight-complex="normal"/>
    </style:style>
    <style:style style:name="T48" style:family="text">
      <style:text-properties fo:font-weight="normal" officeooo:rsid="01019b06" style:font-weight-asian="normal" style:font-weight-complex="normal"/>
    </style:style>
    <style:style style:name="T49" style:family="text">
      <style:text-properties officeooo:rsid="00d431e0"/>
    </style:style>
    <style:style style:name="T50" style:family="text">
      <style:text-properties officeooo:rsid="00d4bfd6"/>
    </style:style>
    <style:style style:name="T51" style:family="text">
      <style:text-properties fo:font-style="italic" style:font-style-asian="italic" style:font-style-complex="italic"/>
    </style:style>
    <style:style style:name="T52" style:family="text">
      <style:text-properties fo:font-style="italic" officeooo:rsid="00c62852" style:font-style-asian="italic" style:font-style-complex="italic"/>
    </style:style>
    <style:style style:name="T53" style:family="text">
      <style:text-properties fo:font-style="italic" officeooo:rsid="00dd4680" style:font-style-asian="italic" style:font-style-complex="italic"/>
    </style:style>
    <style:style style:name="T54" style:family="text">
      <style:text-properties fo:font-style="italic" officeooo:rsid="00dd6355" style:font-style-asian="italic" style:font-style-complex="italic"/>
    </style:style>
    <style:style style:name="T55" style:family="text">
      <style:text-properties officeooo:rsid="00d94524"/>
    </style:style>
    <style:style style:name="T56" style:family="text">
      <style:text-properties officeooo:rsid="00d9c5d7"/>
    </style:style>
    <style:style style:name="T57" style:family="text">
      <style:text-properties officeooo:rsid="00d9ec9d"/>
    </style:style>
    <style:style style:name="T58" style:family="text">
      <style:text-properties officeooo:rsid="00de06d5"/>
    </style:style>
    <style:style style:name="T59" style:family="text">
      <style:text-properties officeooo:rsid="00e22a04"/>
    </style:style>
    <style:style style:name="T60" style:family="text">
      <style:text-properties officeooo:rsid="00e2ab5a"/>
    </style:style>
    <style:style style:name="T61" style:family="text">
      <style:text-properties officeooo:rsid="00e36345"/>
    </style:style>
    <style:style style:name="T62" style:family="text">
      <style:text-properties officeooo:rsid="00e8f51c"/>
    </style:style>
    <style:style style:name="T63" style:family="text">
      <style:text-properties officeooo:rsid="00ea035b"/>
    </style:style>
    <style:style style:name="T64" style:family="text">
      <style:text-properties officeooo:rsid="00eb8ad7"/>
    </style:style>
    <style:style style:name="T65" style:family="text">
      <style:text-properties officeooo:rsid="00ed1bcf"/>
    </style:style>
    <style:style style:name="T66" style:family="text">
      <style:text-properties officeooo:rsid="00f52500"/>
    </style:style>
    <style:style style:name="T67" style:family="text">
      <style:text-properties officeooo:rsid="00f5b7f1"/>
    </style:style>
    <style:style style:name="T68" style:family="text">
      <style:text-properties officeooo:rsid="00fd483a"/>
    </style:style>
    <style:style style:name="T69" style:family="text">
      <style:text-properties officeooo:rsid="01082bff"/>
    </style:style>
    <style:style style:name="T70" style:family="text">
      <style:text-properties officeooo:rsid="010a4db9"/>
    </style:style>
    <style:style style:name="T71" style:family="text">
      <style:text-properties officeooo:rsid="010b301e"/>
    </style:style>
    <style:style style:name="T72" style:family="text">
      <style:text-properties officeooo:rsid="010b95f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Elaborato per il corso di Basi di Dati</text:p>
      <text:p text:style-name="P21">A.A 2023/2024</text:p>
      <text:p text:style-name="P19"/>
      <text:p text:style-name="P19"/>
      <text:p text:style-name="P22">progetto di una base di dati per la gestione di una compagnia aerea</text:p>
      <text:p text:style-name="P22"/>
      <text:p text:style-name="P22"/>
      <text:p text:style-name="P41">Daniele Muffato</text:p>
      <text:p text:style-name="P20"><text:a xlink:type="simple" xlink:href="mailto:daniele.muffato@studio.unibo.it" text:style-name="Internet_20_link" text:visited-style-name="Visited_20_Internet_20_Link"><text:span text:style-name="T1">daniele.muffato</text:span></text:a><text:span text:style-name="T2">@</text:span><text:a xlink:type="simple" xlink:href="mailto:daniele.muffato@studio.unibo.it" text:style-name="Internet_20_link" text:visited-style-name="Visited_20_Internet_20_Link"><text:span text:style-name="T1">stud</text:span><text:span text:style-name="T2">i</text:span><text:span text:style-name="T1">o.unibo.i</text:span></text:a><text:span text:style-name="T2">t</text:span></text:p>
      <table:table table:name="Table1" table:style-name="Table1" table:template-name="Academic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42">Analisi dei requisiti</text:p>
            <text:p text:style-name="P47">Intervista</text:p>
            <text:p text:style-name="P48">Estrazione dei concetti principali</text:p>
          </table:table-cell>
          <table:table-cell table:style-name="Table1.A1" office:value-type="string">
            <text:p text:style-name="P43"/>
            <text:p text:style-name="P47">3</text:p>
            <text:p text:style-name="P48">4</text:p>
          </table:table-cell>
        </table:table-row>
        <table:table-row table:style-name="Table1.1">
          <table:table-cell table:style-name="Table1.A2" office:value-type="string">
            <text:p text:style-name="P42">Progettazione concettuale</text:p>
            <text:p text:style-name="P44"/>
          </table:table-cell>
          <table:table-cell table:style-name="Table1.A2" office:value-type="string">
            <text:p text:style-name="P45"/>
          </table:table-cell>
        </table:table-row>
        <table:table-row table:style-name="Table1.1">
          <table:table-cell table:style-name="Table1.A2" office:value-type="string">
            <text:p text:style-name="P42">Progettazione logica</text:p>
            <text:p text:style-name="P46"/>
          </table:table-cell>
          <table:table-cell table:style-name="Table1.B3">
            <text:p text:style-name="P45"/>
          </table:table-cell>
        </table:table-row>
        <table:table-row table:style-name="Table1.1">
          <table:table-cell table:style-name="Table1.A2" office:value-type="string">
            <text:p text:style-name="P42">Progettazione dell’applicazione</text:p>
            <text:p text:style-name="P44"/>
          </table:table-cell>
          <table:table-cell table:style-name="Table1.B3">
            <text:p text:style-name="P45"/>
          </table:table-cell>
        </table:table-row>
      </table:table>
      <text:p text:style-name="P2"/>
      <text:p text:style-name="P24">Analisi dei requisiti</text:p>
      <text:p text:style-name="P6"/>
      <text:p text:style-name="P8">Si vuole realizzare un applicativo a supporto di una compagnia aerea. A tal proposito sarà necessario la <text:span text:style-name="T26">realizzazione</text:span> di una basi di dati per la memorizzazione delle tratte effettuate, dei <text:span text:style-name="T26">velivoli</text:span> utilizzati, del personale di bordo e dei passeggeri. </text:p>
      <text:p text:style-name="P8">Inoltre si vuole <text:span text:style-name="T3">fornire un interfaccia grafica ai passeggeri per comprare i biglietti per le suddette tratte.</text:span></text:p>
      <text:p text:style-name="P7"/>
      <text:p text:style-name="P7"/>
      <text:p text:style-name="P49">Intervista</text:p>
      <text:p text:style-name="P10"/>
      <text:p text:style-name="P12">Si vogliono memorizzare nel database tutti i voli previsti ed effettuati <text:span text:style-name="T27">dalla compagnia</text:span>. Ogni volo è identificato dall’aeroporto di partenza, dall’aeroporto di destinazione <text:span text:style-name="T28">e </text:span>dalla data e ora di partenza. <text:span text:style-name="T4">L’applicativo dovrà consentire di aggiungere </text:span><text:span text:style-name="T5">o cancellare voli e di memorizzare l’orario di partenza e di arrivo effettivi.</text:span></text:p>
      <text:p text:style-name="P14"><text:span text:style-name="T7">Un aeroporto</text:span> <text:span text:style-name="T7">è </text:span>identificati da <text:span text:style-name="T6">un </text:span>codice ICAO, e<text:span text:style-name="T8">d è </text:span>caratterizzat<text:span text:style-name="T8">o</text:span> dall<text:span text:style-name="T29">a</text:span> <text:span text:style-name="T9">città e stato di appartenenza.</text:span></text:p>
      <text:p text:style-name="P15">Si vuole inoltre memorizzare tutti gli aeroplani posseduti <text:span text:style-name="T30">o</text:span> noleggiati dalla compagnia, e bisogna tener traccia <text:span text:style-name="T10">di </text:span>quale mezzo effettua ogni volo. Ogni aeroplano <text:span text:style-name="T11">ha un nome di</text:span> modello, <text:span text:style-name="T11">univoco rispetto al <text:s/>p</text:span>roduttore, e ogni velivolo dello stesso modello ha identica configurazione dei sedili per i passeggeri.</text:p>
      <text:p text:style-name="P15"><text:span text:style-name="T12">Inoltre i posti a sedere sono suddivisi in 3 classi: economica, prima classe e business </text:span><text:span text:style-name="T13">(le suddivisioni in classi </text:span><text:span text:style-name="T31">dei sedili </text:span><text:span text:style-name="T13">sono identiche per aeroplani dello stesso modello), </text:span><text:span text:style-name="T14">ognuna con prezzi diversi, e alcuni sedili possono avere un sovrapprezzo per maggiore spazio per le gambe</text:span><text:span text:style-name="T12">. </text:span><text:s/></text:p>
      <text:p text:style-name="P16">Si vuole inoltre memorizzare il personale di bordo, <text:span text:style-name="T16">i </text:span><text:span text:style-name="T18">loro</text:span><text:span text:style-name="T16"> dati personali (nome, cognome, </text:span><text:span text:style-name="T17">codice fiscale, data di nascita, età),</text:span> il loro ruolo (hostess, steward, comandante, primo ufficiale) <text:span text:style-name="T68">e </text:span><text:span text:style-name="T19">la data in cui sono stati assunt</text:span><text:span text:style-name="T68">i</text:span><text:span text:style-name="T15">.</text:span></text:p>
      <text:p text:style-name="P17">Si vuole inoltre utilizzare il database <text:span text:style-name="T20">anche</text:span> per operazioni di analisi. In particolare si vuole poter sapere il profitto medio per una <text:span text:style-name="T32">data </text:span>tratta, <text:span text:style-name="T19">e </text:span><text:span text:style-name="T25">una lista delle tratte più trafficate in un certo periodo</text:span><text:span text:style-name="T21">.</text:span></text:p>
      <text:p text:style-name="P18">I passeggeri avranno a disposizione un’interfaccia per comprare biglietti, dove per accedere dovr<text:span text:style-name="T23">anno</text:span> iscriversi, inserendo nome, cognome, codice fiscale, un’email e una password che verrà poi memorizzata e sarà necessaria, insieme all’email, per accedere all’applicativo. </text:p>
      <text:p text:style-name="P3">Una volta effettuat<text:span text:style-name="T22">a</text:span> l’iscrizione e l’accesso all’applicativo, l’utente potrà ricercare i voli lungo una tratta specificata, e potrà vedere i risultati ordinati cronologicamente, nella data specificata.</text:p>
      <text:p text:style-name="P4">Il cliente potrà successivamente scegliere la classe di servizio <text:span text:style-name="T23">e potrà </text:span>opzionalmente scegliere un posto a sedere <text:span text:style-name="T23">(per un costo aggiuntivo), altrimenti uno gli verrà assegnato automaticamente</text:span>.</text:p>
      <text:p text:style-name="P5">Inoltre il passeggero potrà visualizzare la lista dei biglietti acquistati. <text:span text:style-name="T24">I biglietti dovranno riportare nome, cognome, codice fiscale del passeggero, data e ora di partenza e arrivo del volo, </text:span><text:span text:style-name="T50">aeroporti di partenza e destinazione con codice IATA, città e stato, </text:span><text:span text:style-name="T24"><text:s/>classe e posto a sedere scelti, o assegnati </text:span><text:span text:style-name="T49">e prezzo complessivo</text:span><text:span text:style-name="T24">.</text:span></text:p>
      <text:p text:style-name="P9"/>
      <text:p text:style-name="P50">Estrazione dei concetti principali</text:p>
      <text:p text:style-name="P11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26">Termine</text:p>
          </table:table-cell>
          <table:table-cell table:style-name="Table2.A1" office:value-type="string">
            <text:p text:style-name="P26">Descrizione</text:p>
          </table:table-cell>
          <table:table-cell table:style-name="Table2.C1" office:value-type="string">
            <text:p text:style-name="P26">Sinonimi</text:p>
          </table:table-cell>
        </table:table-row>
        <table:table-row>
          <table:table-cell table:style-name="Table2.A2" office:value-type="string">
            <text:p text:style-name="P27"><text:span text:style-name="T33">V</text:span>olo</text:p>
          </table:table-cell>
          <table:table-cell table:style-name="Table2.A2" office:value-type="string">
            <text:p text:style-name="P28">Un singolo viaggio di un aeroplano tra un aeroporto di partenza e di destinazione.</text:p>
          </table:table-cell>
          <table:table-cell table:style-name="Table2.C2" office:value-type="string">
            <text:p text:style-name="P25"/>
          </table:table-cell>
        </table:table-row>
        <table:table-row>
          <table:table-cell table:style-name="Table2.A2" office:value-type="string">
            <text:p text:style-name="P29">Aeroporto</text:p>
          </table:table-cell>
          <table:table-cell table:style-name="Table2.A2" office:value-type="string">
            <text:p text:style-name="P29">Luogo di partenza o destinazione degli aeroplani</text:p>
          </table:table-cell>
          <table:table-cell table:style-name="Table2.C2" office:value-type="string">
            <text:p text:style-name="P25"/>
          </table:table-cell>
        </table:table-row>
        <table:table-row>
          <table:table-cell table:style-name="Table2.A2" office:value-type="string">
            <text:p text:style-name="P30">Aeroplano</text:p>
          </table:table-cell>
          <table:table-cell table:style-name="Table2.A2" office:value-type="string">
            <text:p text:style-name="P30">Mezzo utilizzato per effettuare i voli</text:p>
          </table:table-cell>
          <table:table-cell table:style-name="Table2.C2" office:value-type="string">
            <text:p text:style-name="P31">Velivolo</text:p>
            <text:p text:style-name="P32">Mezzo</text:p>
          </table:table-cell>
        </table:table-row>
        <table:table-row>
          <table:table-cell table:style-name="Table2.A2" office:value-type="string">
            <text:p text:style-name="P33">Produttore</text:p>
          </table:table-cell>
          <table:table-cell table:style-name="Table2.A2" office:value-type="string">
            <text:p text:style-name="P33">Compagnia che assembla gli aeroplani</text:p>
          </table:table-cell>
          <table:table-cell table:style-name="Table2.C2" office:value-type="string">
            <text:p text:style-name="P25"/>
          </table:table-cell>
        </table:table-row>
        <table:table-row>
          <table:table-cell table:style-name="Table2.A2" office:value-type="string">
            <text:p text:style-name="P34">Sedili</text:p>
          </table:table-cell>
          <table:table-cell table:style-name="Table2.A2" office:value-type="string">
            <text:p text:style-name="P34">Posti a sedere per i passeggeri <text:span text:style-name="T34">dei voli</text:span></text:p>
          </table:table-cell>
          <table:table-cell table:style-name="Table2.C2" office:value-type="string">
            <text:p text:style-name="P34">Posti a sedere</text:p>
          </table:table-cell>
        </table:table-row>
        <table:table-row>
          <table:table-cell table:style-name="Table2.A2" office:value-type="string">
            <text:p text:style-name="P35">Classi</text:p>
          </table:table-cell>
          <table:table-cell table:style-name="Table2.A2" office:value-type="string">
            <text:p text:style-name="P35"><text:span text:style-name="T35">Suddivisione</text:span> dei posti a sedere in base al livello di co<text:span text:style-name="T36">m</text:span>for<text:span text:style-name="T37">t</text:span> e servizio</text:p>
          </table:table-cell>
          <table:table-cell table:style-name="Table2.C2" office:value-type="string">
            <text:p text:style-name="P25"/>
          </table:table-cell>
        </table:table-row>
        <table:table-row>
          <table:table-cell table:style-name="Table2.A2" office:value-type="string">
            <text:p text:style-name="P36">Personale di bordo</text:p>
          </table:table-cell>
          <table:table-cell table:style-name="Table2.A2" office:value-type="string">
            <text:p text:style-name="P36">Dipendenti della compagnia aerea che lavorano nell’aeroplano durante i voli</text:p>
          </table:table-cell>
          <table:table-cell table:style-name="Table2.C2" office:value-type="string">
            <text:p text:style-name="P25"/>
          </table:table-cell>
        </table:table-row>
        <table:table-row>
          <table:table-cell table:style-name="Table2.A2" office:value-type="string">
            <text:p text:style-name="P37">Passeggeri</text:p>
          </table:table-cell>
          <table:table-cell table:style-name="Table2.A2" office:value-type="string">
            <text:p text:style-name="P37">Persone che comprano un biglietto per poter fare parte di un volo</text:p>
          </table:table-cell>
          <table:table-cell table:style-name="Table2.C2" office:value-type="string">
            <text:p text:style-name="P38">Clienti</text:p>
          </table:table-cell>
        </table:table-row>
        <table:table-row>
          <table:table-cell table:style-name="Table2.A2" office:value-type="string">
            <text:p text:style-name="P39">Biglietto</text:p>
          </table:table-cell>
          <table:table-cell table:style-name="Table2.A2" office:value-type="string">
            <text:p text:style-name="P40">Documento che permette ai clienti di prenotare un volo</text:p>
          </table:table-cell>
          <table:table-cell table:style-name="Table2.C2" office:value-type="string">
            <text:p text:style-name="P25"/>
          </table:table-cell>
        </table:table-row>
        <table:table-row>
          <table:table-cell table:style-name="Table2.A2" office:value-type="string">
            <text:p text:style-name="P62">Codice ICAO</text:p>
          </table:table-cell>
          <table:table-cell table:style-name="Table2.A2" office:value-type="string">
            <text:p text:style-name="P62">Codice univoco utilizzato per distinguere gli aeroporti. Il codice ICAO è utilizzato dalle compagnie e dai piloti, mentre il codice IATA è utilizzato sui biglietti</text:p>
          </table:table-cell>
          <table:table-cell table:style-name="Table2.C2" office:value-type="string">
            <text:p text:style-name="P62">Codice IATA</text:p>
          </table:table-cell>
        </table:table-row>
      </table:table>
      <text:p text:style-name="P13"/>
      <text:p text:style-name="P58">Segue un testo che riassum<text:span text:style-name="T69">e</text:span> i concetti, <text:span text:style-name="T39">privo di </text:span><text:span text:style-name="T38">eventuali</text:span> ambiguità:</text:p>
      <text:p text:style-name="P51">Ogni <text:span text:style-name="T40">volo</text:span><text:span text:style-name="T42"> è identificato dall’aeroporto di partenza, dall’aeroporto di destinazione e dalla data e ora di partenza.</text:span></text:p>
      <text:p text:style-name="P52">Gli <text:span text:style-name="T40">aeroporti</text:span><text:span text:style-name="T42"> sono identificati univocamente da un codice ICAO e si vuole memorizzarne anche la città e lo stato in cui sono locati.</text:span></text:p>
      <text:p text:style-name="P53"><text:span text:style-name="T42">Ogni volo è effettuato da un </text:span><text:span text:style-name="T40">aeroplano</text:span><text:span text:style-name="T42">, che può essere in noleggio o posseduto dall</text:span><text:span text:style-name="T48">a</text:span><text:span text:style-name="T42"> compagnia. Inoltre gli aeroplani hanno un </text:span><text:span text:style-name="T43">produttore, e un nome del modello, univoco rispetto al produttore.</text:span></text:p>
      <text:p text:style-name="P54"><text:span text:style-name="T43">O</text:span><text:span text:style-name="T42">gni aeroplano è suddiviso in tre </text:span><text:span text:style-name="T40">classi</text:span><text:span text:style-name="T42">: economica, prima e business. </text:span><text:span text:style-name="T44">Il prezzo dei </text:span><text:span text:style-name="T41">sedili</text:span><text:span text:style-name="T44"> dipende dalla classe, e possono avere un sovrapprezzo se hanno maggiore spazio per le gambe. </text:span><text:span text:style-name="T45">Per ogni aeroplano dello stesso modello la configurazione dei sedili e la loro suddivisione in classi è identica.</text:span></text:p>
      <text:p text:style-name="P55"><text:span text:style-name="T42">Si vuole inoltre memorizzare il </text:span><text:span text:style-name="T40">personale di bordo</text:span><text:span text:style-name="T42">, con nome, cognome, codice fiscale, data di nascita, età, il loro ruolo (hostess, steward, comandante o primo ufficiale), la data in cui sono stati assunti.</text:span></text:p>
      <text:p text:style-name="P56"><text:span text:style-name="T42">Per i </text:span><text:span text:style-name="T40">passeggeri</text:span><text:span text:style-name="T42"> si vuole memorizzare nome, cognome, codice fiscale, l’email e la password con cui si sono iscritti all’applicativo, e la lista dei biglietti che hanno acquistato. </text:span></text:p>
      <text:p text:style-name="P56"><text:span text:style-name="T42">Infine i </text:span><text:span text:style-name="T40">biglietti</text:span><text:span text:style-name="T42"> devono riportare </text:span><text:span text:style-name="T46">i dati personali del passeggero, data e ora di partenza e arrivo del volo, </text:span><text:span text:style-name="T47">aeroporti di partenza e destinazione con rispettivi codici IATA, città e stato, classe e sedile, e prezzo complessivo.</text:span></text:p>
      <text:p text:style-name="P56"><text:span text:style-name="T47"/></text:p>
      <text:p text:style-name="P56"><text:span text:style-name="T47"/></text:p>
      <text:p text:style-name="P56"><text:span text:style-name="T47"/></text:p>
      <text:p text:style-name="P60"><text:soft-page-break/><text:span text:style-name="T51">Segue un </text:span><text:span text:style-name="T52">elenco delle principali operazioni richieste </text:span><text:span text:style-name="T53">per un amministratore di sistema</text:span><text:span text:style-name="T51">:</text:span></text:p>
      <text:p text:style-name="P13"><text:span text:style-name="T70">1.</text:span> <text:span text:style-name="T55">inserimento e cancellazione di voli</text:span></text:p>
      <text:p text:style-name="P13"><text:span text:style-name="T72">2</text:span><text:span text:style-name="T70">.</text:span> <text:span text:style-name="T60">aggiungere nuovo personale di bordo</text:span></text:p>
      <text:p text:style-name="P13"><text:span text:style-name="T72">3</text:span><text:span text:style-name="T70">.</text:span> <text:span text:style-name="T58">assegnare il personale di bordo ad uno specifico volo</text:span></text:p>
      <text:p text:style-name="P13"><text:span text:style-name="T72">4</text:span><text:span text:style-name="T70">.</text:span> <text:span text:style-name="T61">aggiungere nuovi aeroplani </text:span></text:p>
      <text:p text:style-name="P13"><text:span text:style-name="T72">5</text:span><text:span text:style-name="T70">.</text:span> <text:span text:style-name="T66">visualizzare il</text:span><text:span text:style-name="T56"> </text:span><text:span text:style-name="T57">profitto medio per una data tratta in un dato periodo</text:span></text:p>
      <text:p text:style-name="P13"><text:span text:style-name="T72">6</text:span><text:span text:style-name="T70">.</text:span> <text:span text:style-name="T67">visualizzare le</text:span><text:span text:style-name="T57"> tratte più trafficate in un dato periodo</text:span></text:p>
      <text:p text:style-name="P13"/>
      <text:p text:style-name="P59"><text:span text:style-name="T51">Segue un </text:span><text:span text:style-name="T52">elenco delle principali operazioni richieste </text:span><text:span text:style-name="T53">per </text:span><text:span text:style-name="T54">un passeggero</text:span><text:span text:style-name="T51">:</text:span></text:p>
      <text:p text:style-name="P13"><text:span text:style-name="T72">7</text:span><text:span text:style-name="T70">.</text:span> <text:span text:style-name="T58">iscriversi all’applicativo</text:span></text:p>
      <text:p text:style-name="P13"><text:span text:style-name="T72">8</text:span><text:span text:style-name="T70">.</text:span> <text:span text:style-name="T62">ricerca di un volo, specificando una tratta e una data, </text:span><text:span text:style-name="T63">e acquistare un biglietto </text:span><text:span text:style-name="T64">per tale volo</text:span></text:p>
      <text:p text:style-name="P13"><text:span text:style-name="T72">9</text:span><text:span text:style-name="T70">.</text:span> <text:span text:style-name="T65">visualizzare lista dei biglietti acquistati</text:span></text:p>
      <text:p text:style-name="P61">Progettazione concettuale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number:number-style style:name="N0">
      <number:number number:min-integer-digits="1"/>
    </number:number-style>
    <number:text-style style:name="N100">
      <number:text-content/>
    </number:text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11" number:language="it" number:country="IT" loext:transliteration-spellout="title cardinal" number:transliteration-language="it" number:transliteration-country="IT">
      <number:number number:decimal-places="0" number:min-decimal-places="0" number:min-integer-digits="1"/>
    </number:number-style>
    <number:number-style style:name="N10112" number:language="it" number:country="IT" loext:transliteration-spellout="title USD" number:transliteration-language="it" number:transliteration-country="IT">
      <number:number number:decimal-places="0" number:min-decimal-places="0" number:min-integer-digits="1"/>
    </number:number-style>
    <number:number-style style:name="N10113" number:language="it" number:country="IT" loext:transliteration-spellout="title USD" number:transliteration-language="it" number:transliteration-country="IT">
      <number:number number:decimal-places="2" number:min-decimal-places="2" number:min-integer-digits="1"/>
    </number:number-style>
    <number:number-style style:name="N10114" number:language="it" number:country="IT" loext:transliteration-spellout="upper USD" number:transliteration-language="it" number:transliteration-country="IT">
      <number:number number:decimal-places="0" number:min-decimal-places="0" number:min-integer-digits="1"/>
    </number:number-style>
    <number:number-style style:name="N10115" number:language="it" number:country="IT" loext:transliteration-spellout="upper USD" number:transliteration-language="it" number:transliteration-country="IT">
      <number:number number:decimal-places="2" number:min-decimal-places="2" number:min-integer-digits="1"/>
    </number:number-style>
    <style:style style:name="Academic.1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2" style:family="table-cell" style:data-style-name="N0">
      <style:table-cell-properties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3" style:family="table-cell" style:data-style-name="N10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4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5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6" style:family="table-cell" style:data-style-name="N10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7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8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9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0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1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2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3" style:family="table-cell" style:data-style-name="N100">
      <style:table-cell-properties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4" style:family="table-cell" style:data-style-name="N0">
      <style:table-cell-properties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5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6" style:family="table-cell" style:data-style-name="N0">
      <style:table-cell-properties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table:table-template table:name="Academic" table:first-row-end-column="row" table:first-row-start-column="row" table:last-row-end-column="row" table:last-row-start-column="row">
      <table:first-row table:style-name="Academic.1"/>
      <table:last-row table:style-name="Academic.2"/>
      <table:first-column table:style-name="Academic.3"/>
      <table:last-column table:style-name="Academic.4"/>
      <table:body table:style-name="Academic.9"/>
      <table:even-rows table:style-name="Academic.5"/>
      <table:odd-rows table:style-name="Academic.6"/>
      <table:even-columns table:style-name="Academic.7"/>
      <table:odd-columns table:style-name="Academic.8"/>
      <table:background table:style-name="Academic.10"/>
      <loext:first-row-even-column table:style-name="Academic.15"/>
      <loext:last-row-even-column table:style-name="Academic.16"/>
      <loext:first-row-end-column table:style-name="Academic.12"/>
      <loext:first-row-start-column table:style-name="Academic.11"/>
      <loext:last-row-end-column table:style-name="Academic.14"/>
      <loext:last-row-start-column table:style-name="Academic.13"/>
    </table:table-template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  <style:text-properties fo:language="it" fo:country="I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opacity="0%" style:footnote-max-height="0in" loext:margin-gutter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 draw:opacity="0%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style:num-format="1" text:select-page="current">3</text:page-number></text:p>
      </style:footer>
    </style:master-page>
    <style:master-page style:name="Endnote" style:page-layout-name="Mpm2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1T16:32:48.847706954</meta:creation-date>
    <meta:generator>LibreOffice/24.2.4.2$Linux_X86_64 LibreOffice_project/420$Build-2</meta:generator>
    <dc:date>2024-06-19T17:53:23.889473744</dc:date>
    <meta:editing-duration>P1DT16H47M33S</meta:editing-duration>
    <meta:editing-cycles>220</meta:editing-cycles>
    <meta:print-date>2024-03-23T15:55:12.632544733</meta:print-date>
    <meta:printed-by>PDF files</meta:printed-by>
    <meta:document-statistic meta:table-count="2" meta:image-count="0" meta:object-count="0" meta:page-count="6" meta:paragraph-count="77" meta:word-count="935" meta:character-count="6107" meta:non-whitespace-character-count="5241"/>
  </office:meta>
</office:document-meta>
</file>